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-asian="Times New Roman2" style:font-name-complex="Times New Roman2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5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6cm" svg:height="0.93cm" draw:z-index="0"><draw:image xlink:href="../../odt/images/0051.png" xlink:type="simple" xlink:show="embed" xlink:actuate="onLoad"/></draw:frame></text:p>
          </table:table-cell>
          <table:table-cell table:style-name="Table1.B1" office:value-type="string">
            <text:h text:style-name="P10" text:outline-level="1">Гиперболический синус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81cm" svg:height="1.51cm" draw:z-index="1"><draw:image xlink:href="../../odt/images/005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4.935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5"><text:span text:style-name="T2">Свойства</text:span><text:span text:style-name="T1">:</text:span></text:p>
            <text:list xml:id="list3164143328937127509" text:style-name="L1">
              <text:list-item>
                <text:p text:style-name="P7"><text:span text:style-name="T1">А</text:span><text:span text:style-name="T3">мплитуда</text:span><text:span text:style-name="T12"> – коэффициент</text:span><text:span text:style-name="T12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2">.</text:span></text:p>
              </text:list-item>
              <text:list-item>
                <text:p text:style-name="P7"><text:span text:style-name="T12">Частота – коэффициент</text:span><text:span text:style-name="T12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2">.</text:span></text:p>
              </text:list-item>
              <text:list-item>
                <text:p text:style-name="P7"><text:span text:style-name="T3">Фаза</text:span><text:span text:style-name="T12"> – коэффициент</text:span><text:span text:style-name="T12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2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10">Примечани</text:span><text:span text:style-name="T2">я</text:span>:</text:p>
            <text:list xml:id="list4400325301325504531" text:style-name="L2">
              <text:list-item>
                <text:p text:style-name="P8">По умолчанию данный блок реализует гиперболическое синусоидальное<text:span text:style-name="T1"> </text:span>преобразование входного <text:span text:style-name="T11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9"><text:span text:style-name="T13">Именованные свойства </text:span><text:span text:style-name="T7">могут быть заданы </text:span><text:span text:style-name="T13">как </text:span><text:span text:style-name="T16">локальные</text:span><text:span text:style-name="T13"> переменные модели (или субмодели) во вкладке </text:span><text:span text:style-name="T16">Параметры,</text:span><text:span text:style-name="T13"> как </text:span><text:span text:style-name="T16">глобальные</text:span><text:span text:style-name="T13"> сигналы проекта при помощи пункта главного меню </text:span><text:span text:style-name="T5">Сервис</text:span><text:span text:style-name="T13"> </text:span><text:span text:style-name="T14">→</text:span><text:span text:style-name="T15"> </text:span><text:span text:style-name="T17">Сигналы,</text:span><text:span text:style-name="T13"> </text:span><text:span text:style-name="T7">или как </text:span><text:span text:style-name="T5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синус</dc:title>
    <dc:date>2014-12-01T11:05:21.16</dc:date>
    <meta:generator>OpenOffice/4.1.1$Win32 OpenOffice.org_project/411m6$Build-9775</meta:generator>
    <meta:editing-duration>PT2H30M30S</meta:editing-duration>
    <meta:editing-cycles>143</meta:editing-cycles>
    <meta:document-statistic meta:table-count="1" meta:image-count="2" meta:object-count="7" meta:page-count="1" meta:paragraph-count="18" meta:word-count="117" meta:character-count="80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s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